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3db929d010" style:family="table" style:master-page-name="ta-mp-0x7f3db929d010">
      <style:table-properties table:display="true" style:writing-mode="lr-tb"/>
    </style:style>
    <style:style style:name="ta-0x7f3db929d200" style:family="table" style:master-page-name="ta-mp-0x7f3db929d200">
      <style:table-properties table:display="true" style:writing-mode="lr-tb"/>
    </style:style>
    <style:style style:name="ta-0x7f3db929d3f0" style:family="table" style:master-page-name="ta-mp-0x7f3db929d3f0">
      <style:table-properties table:display="true" style:writing-mode="lr-tb"/>
    </style:style>
    <style:style style:name="ta-0x7f3db929d5e0" style:family="table" style:master-page-name="ta-mp-0x7f3db929d5e0">
      <style:table-properties table:display="true" style:writing-mode="lr-tb"/>
    </style:style>
    <style:style style:name="ta-0x7f3db929d7d0" style:family="table" style:master-page-name="ta-mp-0x7f3db929d7d0">
      <style:table-properties table:display="true" style:writing-mode="lr-tb"/>
    </style:style>
    <style:style style:name="ta-0x7f3db929dbb0" style:family="table" style:master-page-name="ta-mp-0x7f3db929db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3db929ff4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db929fe1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db92a019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db92a02b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db92a03e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db92a050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db92a063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db929f3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db929e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9d08a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17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e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18b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9d0d4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9d09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10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9d0a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db929ef1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9d0c2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0e4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faa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f85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f72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f9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f60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f4d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f2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eb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e82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db929e4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ecc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e5d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e25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0f7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e3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f0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11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166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006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1c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1b0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db92a15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19d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e94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1d5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ea7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f16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ed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fbc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fcf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07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12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9e6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db92a0b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0ad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0d2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088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9d078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9d065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2a09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9d05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9d02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9d040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9d01b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9d0e7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db99d0f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9d10c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9d11e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db99d131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52.25pt" style:use-optimal-column-width="true"/>
    </style:style>
    <style:style style:name="ACOL-2" style:family="table-column"/>
    <style:style style:name="ACOL-3" style:family="table-column">
      <style:table-column-properties style:column-width="185.75pt" style:use-optimal-column-width="true"/>
    </style:style>
    <style:style style:name="ACOL-4" style:family="table-column">
      <style:table-column-properties style:column-width="93.74pt" style:use-optimal-column-width="true"/>
    </style:style>
    <style:style style:name="ACOL-5" style:family="table-column">
      <style:table-column-properties style:column-width="110.24pt" style:use-optimal-column-width="true"/>
    </style:style>
    <style:style style:name="ACOL-6" style:family="table-column">
      <style:table-column-properties style:column-width="190.50pt" style:use-optimal-column-width="true"/>
    </style:style>
    <style:style style:name="ACOL-7" style:family="table-column">
      <style:table-column-properties style:column-width="51.75pt" style:use-optimal-column-width="true"/>
    </style:style>
    <style:style style:name="ACOL-8" style:family="table-column">
      <style:table-column-properties style:column-width="96.75pt" style:use-optimal-column-width="true"/>
    </style:style>
    <style:style style:name="ACOL-9" style:family="table-column">
      <style:table-column-properties style:column-width="102.75pt" style:use-optimal-column-width="true"/>
    </style:style>
    <style:style style:name="ACOL-10" style:family="table-column">
      <style:table-column-properties style:column-width="116.25pt" style:use-optimal-column-width="true"/>
    </style:style>
    <style:style style:name="ACOL-11" style:family="table-column">
      <style:table-column-properties style:column-width="90.00pt" style:use-optimal-column-width="true"/>
    </style:style>
    <style:style style:name="ACOL-12" style:family="table-column">
      <style:table-column-properties style:column-width="181.50pt" style:use-optimal-column-width="true"/>
    </style:style>
    <style:style style:name="ACOL-13" style:family="table-column">
      <style:table-column-properties style:column-width="90.75pt" style:use-optimal-column-width="true"/>
    </style:style>
    <style:style style:name="ACOL-14" style:family="table-column">
      <style:table-column-properties style:column-width="98.25pt" style:use-optimal-column-width="true"/>
    </style:style>
    <style:style style:name="ACOL-15" style:family="table-column">
      <style:table-column-properties style:column-width="146.25pt" style:use-optimal-column-width="true"/>
    </style:style>
    <style:style style:name="ACOL-16" style:family="table-column">
      <style:table-column-properties style:column-width="359.25pt" style:use-optimal-column-width="true"/>
    </style:style>
    <style:style style:name="ACOL-17" style:family="table-column">
      <style:table-column-properties style:column-width="315.0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>
      <style:table-row-properties style:row-height="12.84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3db928b970" table:allow-empty-cell="true" table:display-list="unsorted" table:base-cell-address="$'TestCase'.A5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3db92c2910" table:allow-empty-cell="true" table:display-list="unsorted" table:base-cell-address="$'TestCase'.A7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3db928ce00" table:allow-empty-cell="true" table:display-list="unsorted" table:base-cell-address="$'TestCase'.A9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3db910c7a0" table:allow-empty-cell="true" table:display-list="unsorted" table:base-cell-address="$'TestCase'.A11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3db9207390" table:allow-empty-cell="true" table:display-list="unsorted" table:base-cell-address="$'TestCase'.A13" table:condition="of:cell-content-is-in-list({&quot;loginAPI&quot;;&quot;AddCartAPI&quot;;&quot;GetCartAPI&quot;;&quot;closeAPI&quot;})">
          <table:error-message table:display="true" table:message-type="warning"/>
        </table:content-validation>
      </table:content-validations>
      <table:table table:name="TestCase" table:style-name="ta-0x7f3db929d01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3db929ff4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3db929fe1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3db92a0190" table:content-validation-name="VAL-0x7f3db928b970" office:value-type="string">
            <text:p>simpleProduct</text:p>
          </table:table-cell>
          <table:table-cell table:number-columns-repeated="127" table:style-name="Gnumeric-default"/>
        </table:table-row>
        <table:table-row table:style-name="AROW-2">
          <table:table-cell table:style-name="ACE-0x7f3db92a02b8" table:content-validation-name="VAL-0x7f3db92c2910" office:value-type="string">
            <text:p>clickAndVerifyProductQuantity</text:p>
          </table:table-cell>
          <table:table-cell table:number-columns-repeated="127" table:style-name="Gnumeric-default"/>
        </table:table-row>
        <table:table-row table:style-name="AROW-2">
          <table:table-cell table:style-name="ACE-0x7f3db92a03e0" table:content-validation-name="VAL-0x7f3db928ce00" office:value-type="string">
            <text:p>placeOrderAndVerifyUser</text:p>
          </table:table-cell>
          <table:table-cell table:number-columns-repeated="127" table:style-name="Gnumeric-default"/>
        </table:table-row>
        <table:table-row table:style-name="AROW-2">
          <table:table-cell table:style-name="ACE-0x7f3db92a0508" table:content-validation-name="VAL-0x7f3db910c7a0" office:value-type="string">
            <text:p>validatePaymentMethodPage</text:p>
          </table:table-cell>
          <table:table-cell table:number-columns-repeated="127" table:style-name="Gnumeric-default"/>
        </table:table-row>
        <table:table-row table:style-name="AROW-2">
          <table:table-cell table:style-name="ACE-0x7f3db92a0630" table:content-validation-name="VAL-0x7f3db920739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3">
          <table:table-cell table:style-name="ACE-0x7f3db929f3b0"/>
          <table:table-cell table:number-columns-repeated="127" table:style-name="Gnumeric-default"/>
        </table:table-row>
        <table:table-row table:style-name="AROW-0" table:number-rows-repeated="120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3db929d200" table:print="false">
        <office:forms form:automatic-focus="false" form:apply-design-mode="false">
          <form:form/>
        </office:forms>
        <table:table-column table:default-cell-style-name="ACE-0x7f3db929e130" table:style-name="ACOL-3"/>
        <table:table-column table:default-cell-style-name="ACE-0x7f3db929e130" table:style-name="ACOL-4"/>
        <table:table-column table:default-cell-style-name="ACE-0x7f3db929e130" table:style-name="ACOL-5"/>
        <table:table-column table:default-cell-style-name="ACE-0x7f3db929e130" table:style-name="ACOL-6"/>
        <table:table-column table:default-cell-style-name="ACE-0x7f3db929e130" table:style-name="ACOL-7"/>
        <table:table-column table:default-cell-style-name="ACE-0x7f3db929e130" table:style-name="ACOL-8"/>
        <table:table-column table:default-cell-style-name="ACE-0x7f3db929e130" table:style-name="ACOL-9"/>
        <table:table-column table:default-cell-style-name="ACE-0x7f3db929e130" table:style-name="ACOL-10"/>
        <table:table-column table:default-cell-style-name="ACE-0x7f3db929e130" table:style-name="ACOL-11"/>
        <table:table-column table:default-cell-style-name="ACE-0x7f3db929e130" table:style-name="ACOL-12"/>
        <table:table-column table:default-cell-style-name="ACE-0x7f3db929e130" table:style-name="ACOL-13"/>
        <table:table-column table:default-cell-style-name="ACE-0x7f3db929e130" table:style-name="ACOL-14"/>
        <table:table-column table:default-cell-style-name="ACE-0x7f3db929e130" table:style-name="ACOL-15"/>
        <table:table-column table:default-cell-style-name="ACE-0x7f3db929faa0" table:style-name="ACOL-16"/>
        <table:table-column table:default-cell-style-name="ACE-0x7f3db929e130" table:style-name="ACOL-17"/>
        <table:table-column table:default-cell-style-name="ACE-0x7f3db929e130" table:style-name="ACOL-0" table:number-columns-repeated="113"/>
        <table:table-row table:style-name="AROW-2">
          <table:table-cell table:style-name="ACE-0x7f3db99d08a8" office:value-type="string">
            <text:p>user_PhoneNumber</text:p>
          </table:table-cell>
          <table:table-cell table:style-name="ACE-0x7f3db99d09d0" office:value-type="string">
            <text:p>city/State</text:p>
          </table:table-cell>
          <table:table-cell table:style-name="ACE-0x7f3db99d09d0" office:value-type="string">
            <text:p>userPinCode</text:p>
          </table:table-cell>
          <table:table-cell table:style-name="ACE-0x7f3db99d09d0" office:value-type="string">
            <text:p>EmailID</text:p>
          </table:table-cell>
          <table:table-cell table:style-name="ACE-0x7f3db99d09d0" office:value-type="string">
            <text:p>Password</text:p>
          </table:table-cell>
          <table:table-cell table:style-name="ACE-0x7f3db99d09d0" office:value-type="string">
            <text:p>MenuProductName</text:p>
          </table:table-cell>
          <table:table-cell table:style-name="ACE-0x7f3db99d09d0" office:value-type="string">
            <text:p>MenuProductName1</text:p>
          </table:table-cell>
          <table:table-cell table:style-name="ACE-0x7f3db99d09d0" office:value-type="string">
            <text:p>MenuProductName2</text:p>
          </table:table-cell>
          <table:table-cell table:style-name="ACE-0x7f3db99d09d0" office:value-type="string">
            <text:p>StorageType</text:p>
          </table:table-cell>
          <table:table-cell table:style-name="ACE-0x7f3db99d09d0" office:value-type="string">
            <text:p>SelectPendriveName</text:p>
          </table:table-cell>
          <table:table-cell table:style-name="ACE-0x7f3db99d0af8" office:value-type="string">
            <text:p>Product_Quantity</text:p>
          </table:table-cell>
          <table:table-cell table:style-name="ACE-0x7f3db99d09d0" office:value-type="string">
            <text:p>Product_Rate</text:p>
          </table:table-cell>
          <table:table-cell table:style-name="ACE-0x7f3db99d09d0" office:value-type="string">
            <text:p>PaymentMethod</text:p>
          </table:table-cell>
          <table:table-cell table:style-name="ACE-0x7f3db99d0c20" office:value-type="string">
            <text:p>PaymentOption</text:p>
          </table:table-cell>
          <table:table-cell table:style-name="ACE-0x7f3db99d0d48" office:value-type="string">
            <text:p>PaymentOptionTextValue</text:p>
          </table:table-cell>
          <table:table-cell table:number-columns-repeated="113" table:style-name="ACE-0x7f3db929e130"/>
        </table:table-row>
        <table:table-row table:style-name="AROW-2">
          <table:table-cell table:style-name="ACE-0x7f3db92a1788" office:value-type="float" office:value="9650752320">
            <text:p>9650752320</text:p>
          </table:table-cell>
          <table:table-cell table:style-name="ACE-0x7f3db92a1098" office:value-type="string">
            <text:p>Gurgaon, HR</text:p>
          </table:table-cell>
          <table:table-cell table:style-name="ACE-0x7f3db92a1098" office:value-type="string">
            <text:p>Pincode: 122001</text:p>
          </table:table-cell>
          <table:table-cell table:style-name="ACE-0x7f3db92a1098" office:value-type="string">
            <text:p>chandra.manish@gmail.com</text:p>
          </table:table-cell>
          <table:table-cell table:style-name="ACE-0x7f3db92a1098" office:value-type="string">
            <text:p>qwer1234</text:p>
          </table:table-cell>
          <table:table-cell table:style-name="ACE-0x7f3db92a1098" office:value-type="string">
            <text:p>Shop By Category</text:p>
          </table:table-cell>
          <table:table-cell table:style-name="ACE-0x7f3db92a1098" office:value-type="string">
            <text:p>Computers</text:p>
          </table:table-cell>
          <table:table-cell table:style-name="ACE-0x7f3db92a1098" office:value-type="string">
            <text:p>Storage Device Special</text:p>
          </table:table-cell>
          <table:table-cell table:style-name="ACE-0x7f3db92a1098" office:value-type="string">
            <text:p>Pendrives Special</text:p>
          </table:table-cell>
          <table:table-cell table:style-name="ACE-0x7f3db92a1098" office:value-type="string">
            <text:p>Strontium Pollex 8GB USB Pen Drive</text:p>
          </table:table-cell>
          <table:table-cell table:style-name="ACE-0x7f3db929ef10" office:value-type="float" office:value="3">
            <text:p>3</text:p>
          </table:table-cell>
          <table:table-cell table:style-name="ACE-0x7f3db92a1098" office:value-type="float" office:value="312">
            <text:p>312</text:p>
          </table:table-cell>
          <table:table-cell table:style-name="ACE-0x7f3db92a1098" office:value-type="string">
            <text:p>Cash on Delivery</text:p>
          </table:table-cell>
          <table:table-cell table:style-name="ACE-0x7f3db92a0e48" office:value-type="string">
            <text:p>Credit Card|Debit Card|Cash Cards/Wallets|Net Banking|Cash on Delivery</text:p>
          </table:table-cell>
          <table:table-cell table:style-name="ACE-0x7f3db92a18b0" office:value-type="string">
            <text:p>VISA Credit Card|Maestro Debit Card|Airtel Money|Airtel Money|</text:p>
          </table:table-cell>
          <table:table-cell table:number-columns-repeated="113" table:style-name="ACE-0x7f3db929e13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17">
          <gnm:selection gnm:start-col="0" gnm:start-row="17" gnm:end-col="0" gnm:end-row="17"/>
        </gnm:selections>
      </table:table>
      <table:table table:name="MQA2_TestData" table:style-name="ta-0x7f3db929d3f0" table:print="false">
        <office:forms form:automatic-focus="false" form:apply-design-mode="false">
          <form:form/>
        </office:forms>
        <table:table-column table:default-cell-style-name="ACE-0x7f3db929f978" table:style-name="ACOL-3"/>
        <table:table-column table:default-cell-style-name="ACE-0x7f3db929f978" table:style-name="ACOL-4"/>
        <table:table-column table:default-cell-style-name="ACE-0x7f3db929f978" table:style-name="ACOL-5"/>
        <table:table-column table:default-cell-style-name="ACE-0x7f3db929f978" table:style-name="ACOL-6"/>
        <table:table-column table:default-cell-style-name="ACE-0x7f3db929f978" table:style-name="ACOL-7"/>
        <table:table-column table:default-cell-style-name="ACE-0x7f3db929f978" table:style-name="ACOL-8"/>
        <table:table-column table:default-cell-style-name="ACE-0x7f3db929f978" table:style-name="ACOL-9"/>
        <table:table-column table:default-cell-style-name="ACE-0x7f3db929f978" table:style-name="ACOL-10"/>
        <table:table-column table:default-cell-style-name="ACE-0x7f3db929f978" table:style-name="ACOL-11"/>
        <table:table-column table:default-cell-style-name="ACE-0x7f3db929f978" table:style-name="ACOL-12"/>
        <table:table-column table:default-cell-style-name="ACE-0x7f3db929f978" table:style-name="ACOL-13"/>
        <table:table-column table:default-cell-style-name="ACE-0x7f3db929f978" table:style-name="ACOL-14"/>
        <table:table-column table:default-cell-style-name="ACE-0x7f3db929f978" table:style-name="ACOL-15"/>
        <table:table-column table:default-cell-style-name="ACE-0x7f3db929e258" table:style-name="ACOL-16"/>
        <table:table-column table:default-cell-style-name="ACE-0x7f3db929f978" table:style-name="ACOL-17"/>
        <table:table-column table:default-cell-style-name="ACE-0x7f3db929f978" table:style-name="ACOL-0" table:number-columns-repeated="113"/>
        <table:table-row table:style-name="AROW-2">
          <table:table-cell table:style-name="ACE-0x7f3db929f850" office:value-type="string">
            <text:p>user_PhoneNumber</text:p>
          </table:table-cell>
          <table:table-cell table:style-name="ACE-0x7f3db929f288" office:value-type="string">
            <text:p>city/State</text:p>
          </table:table-cell>
          <table:table-cell table:style-name="ACE-0x7f3db929f288" office:value-type="string">
            <text:p>userPinCode</text:p>
          </table:table-cell>
          <table:table-cell table:style-name="ACE-0x7f3db929f288" office:value-type="string">
            <text:p>EmailID</text:p>
          </table:table-cell>
          <table:table-cell table:style-name="ACE-0x7f3db929f288" office:value-type="string">
            <text:p>Password</text:p>
          </table:table-cell>
          <table:table-cell table:style-name="ACE-0x7f3db929f288" office:value-type="string">
            <text:p>MenuProductName</text:p>
          </table:table-cell>
          <table:table-cell table:style-name="ACE-0x7f3db929f288" office:value-type="string">
            <text:p>MenuProductName1</text:p>
          </table:table-cell>
          <table:table-cell table:style-name="ACE-0x7f3db929f288" office:value-type="string">
            <text:p>MenuProductName2</text:p>
          </table:table-cell>
          <table:table-cell table:style-name="ACE-0x7f3db929f288" office:value-type="string">
            <text:p>StorageType</text:p>
          </table:table-cell>
          <table:table-cell table:style-name="ACE-0x7f3db929f288" office:value-type="string">
            <text:p>SelectPendriveName</text:p>
          </table:table-cell>
          <table:table-cell table:style-name="ACE-0x7f3db929e820" office:value-type="string">
            <text:p>Product_Quantity</text:p>
          </table:table-cell>
          <table:table-cell table:style-name="ACE-0x7f3db929f288" office:value-type="string">
            <text:p>Product_Rate</text:p>
          </table:table-cell>
          <table:table-cell table:style-name="ACE-0x7f3db929f288" office:value-type="string">
            <text:p>PaymentMethod</text:p>
          </table:table-cell>
          <table:table-cell table:style-name="ACE-0x7f3db929ecc0" office:value-type="string">
            <text:p>PaymentOption</text:p>
          </table:table-cell>
          <table:table-cell table:style-name="ACE-0x7f3db929f4d8" office:value-type="string">
            <text:p>PaymentOptionTextValue</text:p>
          </table:table-cell>
          <table:table-cell table:number-columns-repeated="113" table:style-name="ACE-0x7f3db929f978"/>
        </table:table-row>
        <table:table-row table:style-name="AROW-2">
          <table:table-cell table:style-name="ACE-0x7f3db929f728" office:value-type="float" office:value="9650752320">
            <text:p>9650752320</text:p>
          </table:table-cell>
          <table:table-cell table:style-name="ACE-0x7f3db929eb98" office:value-type="string">
            <text:p>Gurgaon, HR</text:p>
          </table:table-cell>
          <table:table-cell table:style-name="ACE-0x7f3db929eb98" office:value-type="string">
            <text:p>Pincode: 122001</text:p>
          </table:table-cell>
          <table:table-cell table:style-name="ACE-0x7f3db929eb98" office:value-type="string">
            <text:p>chandra.manish@gmail.com</text:p>
          </table:table-cell>
          <table:table-cell table:style-name="ACE-0x7f3db929eb98" office:value-type="string">
            <text:p>qwer1234</text:p>
          </table:table-cell>
          <table:table-cell table:style-name="ACE-0x7f3db929eb98" office:value-type="string">
            <text:p>Shop By Category</text:p>
          </table:table-cell>
          <table:table-cell table:style-name="ACE-0x7f3db929eb98" office:value-type="string">
            <text:p>Computers</text:p>
          </table:table-cell>
          <table:table-cell table:style-name="ACE-0x7f3db929eb98" office:value-type="string">
            <text:p>Storage Device Special</text:p>
          </table:table-cell>
          <table:table-cell table:style-name="ACE-0x7f3db929eb98" office:value-type="string">
            <text:p>Pendrives Special</text:p>
          </table:table-cell>
          <table:table-cell table:style-name="ACE-0x7f3db929eb98" office:value-type="string">
            <text:p>Strontium Pollex 8GB USB Pen Drive</text:p>
          </table:table-cell>
          <table:table-cell table:style-name="ACE-0x7f3db929e4a8" office:value-type="float" office:value="3">
            <text:p>3</text:p>
          </table:table-cell>
          <table:table-cell table:style-name="ACE-0x7f3db929eb98" office:value-type="float" office:value="312">
            <text:p>312</text:p>
          </table:table-cell>
          <table:table-cell table:style-name="ACE-0x7f3db929eb98" office:value-type="string">
            <text:p>Cash on Delivery</text:p>
          </table:table-cell>
          <table:table-cell table:style-name="ACE-0x7f3db929e5d0" office:value-type="string">
            <text:p>Credit Card|Debit Card|Cash Cards/Wallets|Net Banking|Cash on Delivery</text:p>
          </table:table-cell>
          <table:table-cell table:style-name="ACE-0x7f3db929f600" office:value-type="string">
            <text:p>VISA Credit Card|Maestro Debit Card|Airtel Money|Airtel Money|</text:p>
          </table:table-cell>
          <table:table-cell table:number-columns-repeated="113" table:style-name="ACE-0x7f3db929f97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3db929d5e0" table:print="false">
        <office:forms form:automatic-focus="false" form:apply-design-mode="false">
          <form:form/>
        </office:forms>
        <table:table-column table:default-cell-style-name="ACE-0x7f3db929f038" table:style-name="ACOL-3"/>
        <table:table-column table:default-cell-style-name="ACE-0x7f3db929f038" table:style-name="ACOL-4"/>
        <table:table-column table:default-cell-style-name="ACE-0x7f3db929f038" table:style-name="ACOL-5"/>
        <table:table-column table:default-cell-style-name="ACE-0x7f3db929f038" table:style-name="ACOL-6"/>
        <table:table-column table:default-cell-style-name="ACE-0x7f3db929f038" table:style-name="ACOL-7"/>
        <table:table-column table:default-cell-style-name="ACE-0x7f3db929f038" table:style-name="ACOL-8"/>
        <table:table-column table:default-cell-style-name="ACE-0x7f3db929f038" table:style-name="ACOL-9"/>
        <table:table-column table:default-cell-style-name="ACE-0x7f3db929f038" table:style-name="ACOL-10"/>
        <table:table-column table:default-cell-style-name="ACE-0x7f3db929f038" table:style-name="ACOL-11"/>
        <table:table-column table:default-cell-style-name="ACE-0x7f3db929f038" table:style-name="ACOL-12"/>
        <table:table-column table:default-cell-style-name="ACE-0x7f3db929f038" table:style-name="ACOL-13"/>
        <table:table-column table:default-cell-style-name="ACE-0x7f3db929f038" table:style-name="ACOL-14"/>
        <table:table-column table:default-cell-style-name="ACE-0x7f3db929f038" table:style-name="ACOL-15"/>
        <table:table-column table:default-cell-style-name="ACE-0x7f3db92a1d50" table:style-name="ACOL-16"/>
        <table:table-column table:default-cell-style-name="ACE-0x7f3db929f038" table:style-name="ACOL-17"/>
        <table:table-column table:default-cell-style-name="ACE-0x7f3db929f038" table:style-name="ACOL-0" table:number-columns-repeated="113"/>
        <table:table-row table:style-name="AROW-2">
          <table:table-cell table:style-name="ACE-0x7f3db92a0f70" office:value-type="string">
            <text:p>user_PhoneNumber</text:p>
          </table:table-cell>
          <table:table-cell table:style-name="ACE-0x7f3db92a0068" office:value-type="string">
            <text:p>city/State</text:p>
          </table:table-cell>
          <table:table-cell table:style-name="ACE-0x7f3db92a0068" office:value-type="string">
            <text:p>userPinCode</text:p>
          </table:table-cell>
          <table:table-cell table:style-name="ACE-0x7f3db92a0068" office:value-type="string">
            <text:p>EmailID</text:p>
          </table:table-cell>
          <table:table-cell table:style-name="ACE-0x7f3db92a0068" office:value-type="string">
            <text:p>Password</text:p>
          </table:table-cell>
          <table:table-cell table:style-name="ACE-0x7f3db92a0068" office:value-type="string">
            <text:p>MenuProductName</text:p>
          </table:table-cell>
          <table:table-cell table:style-name="ACE-0x7f3db92a0068" office:value-type="string">
            <text:p>MenuProductName1</text:p>
          </table:table-cell>
          <table:table-cell table:style-name="ACE-0x7f3db92a0068" office:value-type="string">
            <text:p>MenuProductName2</text:p>
          </table:table-cell>
          <table:table-cell table:style-name="ACE-0x7f3db92a0068" office:value-type="string">
            <text:p>StorageType</text:p>
          </table:table-cell>
          <table:table-cell table:style-name="ACE-0x7f3db92a0068" office:value-type="string">
            <text:p>SelectPendriveName</text:p>
          </table:table-cell>
          <table:table-cell table:style-name="ACE-0x7f3db92a1b00" office:value-type="string">
            <text:p>Product_Quantity</text:p>
          </table:table-cell>
          <table:table-cell table:style-name="ACE-0x7f3db92a0068" office:value-type="string">
            <text:p>Product_Rate</text:p>
          </table:table-cell>
          <table:table-cell table:style-name="ACE-0x7f3db92a0068" office:value-type="string">
            <text:p>PaymentMethod</text:p>
          </table:table-cell>
          <table:table-cell table:style-name="ACE-0x7f3db92a19d8" office:value-type="string">
            <text:p>PaymentOption</text:p>
          </table:table-cell>
          <table:table-cell table:style-name="ACE-0x7f3db92a1660" office:value-type="string">
            <text:p>PaymentOptionTextValue</text:p>
          </table:table-cell>
          <table:table-cell table:number-columns-repeated="113" table:style-name="ACE-0x7f3db929f038"/>
        </table:table-row>
        <table:table-row table:style-name="AROW-2">
          <table:table-cell table:style-name="ACE-0x7f3db929e380" office:value-type="float" office:value="9650752320">
            <text:p>9650752320</text:p>
          </table:table-cell>
          <table:table-cell table:style-name="ACE-0x7f3db92a1c28" office:value-type="string">
            <text:p>Gurgaon, HR</text:p>
          </table:table-cell>
          <table:table-cell table:style-name="ACE-0x7f3db92a1c28" office:value-type="string">
            <text:p>Pincode: 122001</text:p>
          </table:table-cell>
          <table:table-cell table:style-name="ACE-0x7f3db92a1c28" office:value-type="string">
            <text:p>chandra.manish@gmail.com</text:p>
          </table:table-cell>
          <table:table-cell table:style-name="ACE-0x7f3db92a1c28" office:value-type="string">
            <text:p>qwer1234</text:p>
          </table:table-cell>
          <table:table-cell table:style-name="ACE-0x7f3db92a1c28" office:value-type="string">
            <text:p>Shop By Category</text:p>
          </table:table-cell>
          <table:table-cell table:style-name="ACE-0x7f3db92a1c28" office:value-type="string">
            <text:p>Computers</text:p>
          </table:table-cell>
          <table:table-cell table:style-name="ACE-0x7f3db92a1c28" office:value-type="string">
            <text:p>Storage Device Special</text:p>
          </table:table-cell>
          <table:table-cell table:style-name="ACE-0x7f3db92a1c28" office:value-type="string">
            <text:p>Pendrives Special</text:p>
          </table:table-cell>
          <table:table-cell table:style-name="ACE-0x7f3db92a1c28" office:value-type="string">
            <text:p>Strontium Pollex 8GB USB Pen Drive</text:p>
          </table:table-cell>
          <table:table-cell table:style-name="ACE-0x7f3db92a1538" office:value-type="float" office:value="3">
            <text:p>3</text:p>
          </table:table-cell>
          <table:table-cell table:style-name="ACE-0x7f3db92a1c28" office:value-type="float" office:value="312">
            <text:p>312</text:p>
          </table:table-cell>
          <table:table-cell table:style-name="ACE-0x7f3db92a1c28" office:value-type="string">
            <text:p>Cash on Delivery</text:p>
          </table:table-cell>
          <table:table-cell table:style-name="ACE-0x7f3db929e948" office:value-type="string">
            <text:p>Credit Card|Debit Card|Cash Cards/Wallets|Net Banking|Cash on Delivery</text:p>
          </table:table-cell>
          <table:table-cell table:style-name="ACE-0x7f3db92a11c0" office:value-type="string">
            <text:p>VISA Credit Card|Maestro Debit Card|Airtel Money|Airtel Money|</text:p>
          </table:table-cell>
          <table:table-cell table:number-columns-repeated="113" table:style-name="ACE-0x7f3db929f03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3db929d7d0" table:print="false">
        <office:forms form:automatic-focus="false" form:apply-design-mode="false">
          <form:form/>
        </office:forms>
        <table:table-column table:default-cell-style-name="ACE-0x7f3db929ede8" table:style-name="ACOL-3"/>
        <table:table-column table:default-cell-style-name="ACE-0x7f3db929ede8" table:style-name="ACOL-4"/>
        <table:table-column table:default-cell-style-name="ACE-0x7f3db929ede8" table:style-name="ACOL-5"/>
        <table:table-column table:default-cell-style-name="ACE-0x7f3db929ede8" table:style-name="ACOL-6"/>
        <table:table-column table:default-cell-style-name="ACE-0x7f3db929ede8" table:style-name="ACOL-7"/>
        <table:table-column table:default-cell-style-name="ACE-0x7f3db929ede8" table:style-name="ACOL-8"/>
        <table:table-column table:default-cell-style-name="ACE-0x7f3db929ede8" table:style-name="ACOL-9"/>
        <table:table-column table:default-cell-style-name="ACE-0x7f3db929ede8" table:style-name="ACOL-10"/>
        <table:table-column table:default-cell-style-name="ACE-0x7f3db929ede8" table:style-name="ACOL-11"/>
        <table:table-column table:default-cell-style-name="ACE-0x7f3db929ede8" table:style-name="ACOL-12"/>
        <table:table-column table:default-cell-style-name="ACE-0x7f3db929ede8" table:style-name="ACOL-13"/>
        <table:table-column table:default-cell-style-name="ACE-0x7f3db929ede8" table:style-name="ACOL-14"/>
        <table:table-column table:default-cell-style-name="ACE-0x7f3db929ede8" table:style-name="ACOL-15"/>
        <table:table-column table:default-cell-style-name="ACE-0x7f3db92a0880" table:style-name="ACOL-16"/>
        <table:table-column table:default-cell-style-name="ACE-0x7f3db929ede8" table:style-name="ACOL-17"/>
        <table:table-column table:default-cell-style-name="ACE-0x7f3db929ede8" table:style-name="ACOL-0" table:number-columns-repeated="113"/>
        <table:table-row table:style-name="AROW-2">
          <table:table-cell table:style-name="ACE-0x7f3db929ea70" office:value-type="string">
            <text:p>user_PhoneNumber</text:p>
          </table:table-cell>
          <table:table-cell table:style-name="ACE-0x7f3db92a0758" office:value-type="string">
            <text:p>city/State</text:p>
          </table:table-cell>
          <table:table-cell table:style-name="ACE-0x7f3db92a0758" office:value-type="string">
            <text:p>userPinCode</text:p>
          </table:table-cell>
          <table:table-cell table:style-name="ACE-0x7f3db92a0758" office:value-type="string">
            <text:p>EmailID</text:p>
          </table:table-cell>
          <table:table-cell table:style-name="ACE-0x7f3db92a0758" office:value-type="string">
            <text:p>Password</text:p>
          </table:table-cell>
          <table:table-cell table:style-name="ACE-0x7f3db92a0758" office:value-type="string">
            <text:p>MenuProductName</text:p>
          </table:table-cell>
          <table:table-cell table:style-name="ACE-0x7f3db92a0758" office:value-type="string">
            <text:p>MenuProductName1</text:p>
          </table:table-cell>
          <table:table-cell table:style-name="ACE-0x7f3db92a0758" office:value-type="string">
            <text:p>MenuProductName2</text:p>
          </table:table-cell>
          <table:table-cell table:style-name="ACE-0x7f3db92a0758" office:value-type="string">
            <text:p>StorageType</text:p>
          </table:table-cell>
          <table:table-cell table:style-name="ACE-0x7f3db92a0758" office:value-type="string">
            <text:p>SelectPendriveName</text:p>
          </table:table-cell>
          <table:table-cell table:style-name="ACE-0x7f3db929e6f8" office:value-type="string">
            <text:p>Product_Quantity</text:p>
          </table:table-cell>
          <table:table-cell table:style-name="ACE-0x7f3db92a0758" office:value-type="string">
            <text:p>Product_Rate</text:p>
          </table:table-cell>
          <table:table-cell table:style-name="ACE-0x7f3db92a0758" office:value-type="string">
            <text:p>PaymentMethod</text:p>
          </table:table-cell>
          <table:table-cell table:style-name="ACE-0x7f3db92a0ad0" office:value-type="string">
            <text:p>PaymentOption</text:p>
          </table:table-cell>
          <table:table-cell table:style-name="ACE-0x7f3db929fcf0" office:value-type="string">
            <text:p>PaymentOptionTextValue</text:p>
          </table:table-cell>
          <table:table-cell table:number-columns-repeated="113" table:style-name="ACE-0x7f3db929ede8"/>
        </table:table-row>
        <table:table-row table:style-name="AROW-2">
          <table:table-cell table:style-name="ACE-0x7f3db929f160" office:value-type="float" office:value="9650752320">
            <text:p>9650752320</text:p>
          </table:table-cell>
          <table:table-cell table:style-name="ACE-0x7f3db92a12e8" office:value-type="string">
            <text:p>Gurgaon, HR</text:p>
          </table:table-cell>
          <table:table-cell table:style-name="ACE-0x7f3db92a12e8" office:value-type="string">
            <text:p>Pincode: 122001</text:p>
          </table:table-cell>
          <table:table-cell table:style-name="ACE-0x7f3db92a12e8" office:value-type="string">
            <text:p>chandra.manish@gmail.com</text:p>
          </table:table-cell>
          <table:table-cell table:style-name="ACE-0x7f3db92a12e8" office:value-type="string">
            <text:p>qwer1234</text:p>
          </table:table-cell>
          <table:table-cell table:style-name="ACE-0x7f3db92a12e8" office:value-type="string">
            <text:p>Shop By Category</text:p>
          </table:table-cell>
          <table:table-cell table:style-name="ACE-0x7f3db92a12e8" office:value-type="string">
            <text:p>Computers</text:p>
          </table:table-cell>
          <table:table-cell table:style-name="ACE-0x7f3db92a12e8" office:value-type="string">
            <text:p>Storage Device Special</text:p>
          </table:table-cell>
          <table:table-cell table:style-name="ACE-0x7f3db92a12e8" office:value-type="string">
            <text:p>Pendrives Special</text:p>
          </table:table-cell>
          <table:table-cell table:style-name="ACE-0x7f3db92a12e8" office:value-type="string">
            <text:p>Strontium Pollex 8GB USB Pen Drive</text:p>
          </table:table-cell>
          <table:table-cell table:style-name="ACE-0x7f3db92a0bf8" office:value-type="float" office:value="3">
            <text:p>3</text:p>
          </table:table-cell>
          <table:table-cell table:style-name="ACE-0x7f3db92a12e8" office:value-type="float" office:value="312">
            <text:p>312</text:p>
          </table:table-cell>
          <table:table-cell table:style-name="ACE-0x7f3db92a12e8" office:value-type="string">
            <text:p>Cash on Delivery</text:p>
          </table:table-cell>
          <table:table-cell table:style-name="ACE-0x7f3db92a0d20" office:value-type="string">
            <text:p>Credit Card|Debit Card|Cash Cards/Wallets|Net Banking|Cash on Delivery</text:p>
          </table:table-cell>
          <table:table-cell table:style-name="ACE-0x7f3db929fbc8" office:value-type="string">
            <text:p>VISA Credit Card|Maestro Debit Card|Airtel Money|Airtel Money|</text:p>
          </table:table-cell>
          <table:table-cell table:number-columns-repeated="113" table:style-name="ACE-0x7f3db929ede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3db929dbb0" table:print="false">
        <office:forms form:automatic-focus="false" form:apply-design-mode="false">
          <form:form/>
        </office:forms>
        <table:table-column table:default-cell-style-name="ACE-0x7f3db92a09a8" table:style-name="ACOL-3"/>
        <table:table-column table:default-cell-style-name="ACE-0x7f3db92a09a8" table:style-name="ACOL-4"/>
        <table:table-column table:default-cell-style-name="ACE-0x7f3db92a09a8" table:style-name="ACOL-5"/>
        <table:table-column table:default-cell-style-name="ACE-0x7f3db92a09a8" table:style-name="ACOL-6"/>
        <table:table-column table:default-cell-style-name="ACE-0x7f3db92a09a8" table:style-name="ACOL-7"/>
        <table:table-column table:default-cell-style-name="ACE-0x7f3db92a09a8" table:style-name="ACOL-8"/>
        <table:table-column table:default-cell-style-name="ACE-0x7f3db92a09a8" table:style-name="ACOL-9"/>
        <table:table-column table:default-cell-style-name="ACE-0x7f3db92a09a8" table:style-name="ACOL-10"/>
        <table:table-column table:default-cell-style-name="ACE-0x7f3db92a09a8" table:style-name="ACOL-11"/>
        <table:table-column table:default-cell-style-name="ACE-0x7f3db92a09a8" table:style-name="ACOL-12"/>
        <table:table-column table:default-cell-style-name="ACE-0x7f3db92a09a8" table:style-name="ACOL-13"/>
        <table:table-column table:default-cell-style-name="ACE-0x7f3db92a09a8" table:style-name="ACOL-14"/>
        <table:table-column table:default-cell-style-name="ACE-0x7f3db92a09a8" table:style-name="ACOL-15"/>
        <table:table-column table:default-cell-style-name="ACE-0x7f3db99d1310" table:style-name="ACOL-16"/>
        <table:table-column table:default-cell-style-name="ACE-0x7f3db92a09a8" table:style-name="ACOL-17"/>
        <table:table-column table:default-cell-style-name="ACE-0x7f3db92a09a8" table:style-name="ACOL-0" table:number-columns-repeated="113"/>
        <table:table-row table:style-name="AROW-2">
          <table:table-cell table:style-name="ACE-0x7f3db99d0780" office:value-type="string">
            <text:p>user_PhoneNumber</text:p>
          </table:table-cell>
          <table:table-cell table:style-name="ACE-0x7f3db99d0408" office:value-type="string">
            <text:p>city/State</text:p>
          </table:table-cell>
          <table:table-cell table:style-name="ACE-0x7f3db99d0408" office:value-type="string">
            <text:p>userPinCode</text:p>
          </table:table-cell>
          <table:table-cell table:style-name="ACE-0x7f3db99d0408" office:value-type="string">
            <text:p>EmailID</text:p>
          </table:table-cell>
          <table:table-cell table:style-name="ACE-0x7f3db99d0408" office:value-type="string">
            <text:p>Password</text:p>
          </table:table-cell>
          <table:table-cell table:style-name="ACE-0x7f3db99d0408" office:value-type="string">
            <text:p>MenuProductName</text:p>
          </table:table-cell>
          <table:table-cell table:style-name="ACE-0x7f3db99d0408" office:value-type="string">
            <text:p>MenuProductName1</text:p>
          </table:table-cell>
          <table:table-cell table:style-name="ACE-0x7f3db99d0408" office:value-type="string">
            <text:p>MenuProductName2</text:p>
          </table:table-cell>
          <table:table-cell table:style-name="ACE-0x7f3db99d0408" office:value-type="string">
            <text:p>StorageType</text:p>
          </table:table-cell>
          <table:table-cell table:style-name="ACE-0x7f3db99d0408" office:value-type="string">
            <text:p>SelectPendriveName</text:p>
          </table:table-cell>
          <table:table-cell table:style-name="ACE-0x7f3db99d0e70" office:value-type="string">
            <text:p>Product_Quantity</text:p>
          </table:table-cell>
          <table:table-cell table:style-name="ACE-0x7f3db99d0408" office:value-type="string">
            <text:p>Product_Rate</text:p>
          </table:table-cell>
          <table:table-cell table:style-name="ACE-0x7f3db99d0408" office:value-type="string">
            <text:p>PaymentMethod</text:p>
          </table:table-cell>
          <table:table-cell table:style-name="ACE-0x7f3db99d10c0" office:value-type="string">
            <text:p>PaymentOption</text:p>
          </table:table-cell>
          <table:table-cell table:style-name="ACE-0x7f3db99d02e0" office:value-type="string">
            <text:p>PaymentOptionTextValue</text:p>
          </table:table-cell>
          <table:table-cell table:number-columns-repeated="113" table:style-name="ACE-0x7f3db92a09a8"/>
        </table:table-row>
        <table:table-row table:style-name="AROW-2">
          <table:table-cell table:style-name="ACE-0x7f3db99d0658" office:value-type="float" office:value="9650752320">
            <text:p>9650752320</text:p>
          </table:table-cell>
          <table:table-cell table:style-name="ACE-0x7f3db99d01b8" office:value-type="string">
            <text:p>Gurgaon, HR</text:p>
          </table:table-cell>
          <table:table-cell table:style-name="ACE-0x7f3db99d01b8" office:value-type="string">
            <text:p>Pincode: 122001</text:p>
          </table:table-cell>
          <table:table-cell table:style-name="ACE-0x7f3db99d01b8" office:value-type="string">
            <text:p>chandra.manish@gmail.com</text:p>
          </table:table-cell>
          <table:table-cell table:style-name="ACE-0x7f3db99d01b8" office:value-type="string">
            <text:p>qwer1234</text:p>
          </table:table-cell>
          <table:table-cell table:style-name="ACE-0x7f3db99d01b8" office:value-type="string">
            <text:p>Shop By Category</text:p>
          </table:table-cell>
          <table:table-cell table:style-name="ACE-0x7f3db99d01b8" office:value-type="string">
            <text:p>Computers</text:p>
          </table:table-cell>
          <table:table-cell table:style-name="ACE-0x7f3db99d01b8" office:value-type="string">
            <text:p>Storage Device Special</text:p>
          </table:table-cell>
          <table:table-cell table:style-name="ACE-0x7f3db99d01b8" office:value-type="string">
            <text:p>Pendrives Special</text:p>
          </table:table-cell>
          <table:table-cell table:style-name="ACE-0x7f3db99d01b8" office:value-type="string">
            <text:p>Strontium Pollex 8GB USB Pen Drive</text:p>
          </table:table-cell>
          <table:table-cell table:style-name="ACE-0x7f3db99d0f98" office:value-type="float" office:value="3">
            <text:p>3</text:p>
          </table:table-cell>
          <table:table-cell table:style-name="ACE-0x7f3db99d01b8" office:value-type="float" office:value="312">
            <text:p>312</text:p>
          </table:table-cell>
          <table:table-cell table:style-name="ACE-0x7f3db99d01b8" office:value-type="string">
            <text:p>Cash on Delivery</text:p>
          </table:table-cell>
          <table:table-cell table:style-name="ACE-0x7f3db99d11e8" office:value-type="string">
            <text:p>Credit Card|Debit Card|Cash Cards/Wallets|Net Banking|Cash on Delivery</text:p>
          </table:table-cell>
          <table:table-cell table:style-name="ACE-0x7f3db99d0530" office:value-type="string">
            <text:p>VISA Credit Card|Maestro Debit Card|Airtel Money|Airtel Money|</text:p>
          </table:table-cell>
          <table:table-cell table:number-columns-repeated="113" table:style-name="ACE-0x7f3db92a09a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3db92bd5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db92480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db9a13e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db9a507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db9a962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db9a9b6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3db929d010" style:display-name="TestCase" style:page-layout-name="pl-0x7f3db92bd5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db929d200" style:display-name="MQA1_TestData" style:page-layout-name="pl-0x7f3db92480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db929d3f0" style:display-name="MQA2_TestData" style:page-layout-name="pl-0x7f3db9a13e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db929d5e0" style:display-name="MQA3_TestData" style:page-layout-name="pl-0x7f3db9a507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db929d7d0" style:display-name="MQA4_TestData" style:page-layout-name="pl-0x7f3db9a962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db929dbb0" style:display-name="MQA5_TestData" style:page-layout-name="pl-0x7f3db9a9b6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49:20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